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Latha" svg:font-family="'Lat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style:name="fr11" style:family="graphic" style:parent-style-name="Graphics">
      <style:graphic-properties style:run-through="background" style:wrap="run-through" style:number-wrapped-paragraphs="no-limit" style:horizontal-pos="center" style:horizontal-rel="paragraph" fo:clip="rect(0pt, 0pt, 0pt, 0pt)" draw:luminance="0%" draw:contrast="0%" draw:red="0%" draw:green="0%" draw:blue="0%" draw:gamma="100%" draw:color-inversion="false" draw:image-opacity="100%" draw:color-mode="standard"/>
    </style:style>
    <style:style style:name="P2" style:family="paragraph" style:parent-style-name="Frame_20_contents">
      <style:paragraph-properties fo:text-align="end" style:justify-single-word="false"/>
    </style:style>
    <style:style style:name="fr1" style:family="graphic" style:parent-style-name="Frame">
      <style:graphic-properties style:vertical-pos="from-top" style:vertical-rel="page" style:horizontal-pos="right" style:horizontal-rel="paragraph" fo:padding="0pt" fo:border="none" style:flow-with-text="false"/>
    </style:style>
    <style:style xmlns:style="urn:oasis:names:tc:opendocument:xmlns:style:1.0" style:name="Sect_scrBook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columns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variable-decls>
        <text:variable-decl office:value-type="string" text:name="Left_Guideword_L"/>
        <text:variable-decl office:value-type="string" text:name="Right_Guideword_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section text:style-name="Sect_scrBook" text:name="Sect_scrBook">
        <text:p text:style-name="scrBook_scrBody"><text:s text:c="1"/><text:span text:style-name="scrBookName_scrBook_scrBody">Matthew </text:span></text:p>
        <text:p text:style-name="TitleMain_scrBook_scrBody"><text:span text:style-name="span_TitleMain_scrBook_scrBody">Gutnius Matyu i raitim</text:span></text:p>
        <text:p text:style-name="IntroSectionHead_scrIntroSection_scrBook_scrBody"><text:span text:style-name="span_IntroSectionHead_scrIntroSection_scrBook_scrBody">Tok i go pas</text:span></text:p>
        <text:p text:style-name="IntroParagraph_scrIntroSection_scrBook_scrBody"><text:span text:style-name="span_IntroParagraph_scrIntroSection_scrBook_scrBody">Gutnius Matyu i raitim em i namba wan bilong ol 4-pela buk i stori long ol samting i bin kamap long Jisas long taim em i stap long graun. Dispela buk i mustori pastaim long ol samting i bin kamap long taim Maria i karim Jisas, na em i stori i go inap long taim ol i kilim Jisas i dai, na em i kirap bek long matmat, na em i lusim ol lain bilong en na i go antap long heven. Wanpela bikpela samting Matyu i laik soim, em i olsem, Jisas em inapim tru ol promis God i bin mekim bipo na ol i bin raitim long ol buk i stap long Olpela Kontrak o Olpela Testamen. </text:span></text:p>
        <text:p text:style-name="ChapterHead_scrSection_scrBook_scrBody"><text:span text:style-name="span_ChapterHead_scrSection_scrBook_scrBody">Jisas i kamap long graun</text:span></text:p>
        <text:p text:style-name="SectionHead_scrSection_scrBook_scrBody"><text:span text:style-name="span_SectionHead_scrSection_scrBook_scrBody">Nem bilong ol lain tumbuna bilong Jisas Krais</text:span></text:p>
        <text:p text:style-name="ChapterNumber1"><text:span text:style-name="ChapterNumber_Paragraph1_scrSection_scrBook_scrBody">1</text:span><text:span text:style-name="ChapterNumber_.tpi"><text:variable-set text:name="Left_Guideword_L" text:display="none" text:formula="ooow: Matthew 1" office:value-type="string" office:string-value="Matthew 1"/></text:span><text:span text:style-name="ChapterNumber_.tpi"><text:variable-set text:name="Right_Guideword_R" text:display="none" text:formula="ooow: Matthew 1" office:value-type="string" office:string-value="Matthew 1"/></text:span><text:span/><text:s text:c="1"/><text:span text:style-name="span_Paragraph1_scrSection_scrBook_scrBody"><text:span text:style-name="VerseNumber1_Paragraph1_scrSection_scrBook_scrBody">1 </text:span>Dispela †  em i tok long ol lain tumbuna bilong Jisas Krais. Jisas em i bilong lain bilong Devit na Devit em i bilong lain bilong Abraham. replace text here</text:span></text:p>
        <text:p text:style-name="SectionHead_scrSection_scrSection_scrBook_scrBody"><text:span text:style-name="span_SectionHead_scrSection_scrSection_scrBook_scrBody">Josep wantaim meri na pikinini i go long Isip</text:span></text:p>
        <text:p text:style-name="Paragraph_scrSection_scrSection_scrBook_scrBody"><text:span text:style-name="span_Paragraph_scrSection_scrSection_scrBook_scrBody"><text:span text:style-name="VerseNumber_Paragraph_scrSection_scrSection_scrBook_scrBody"> 13 </text:span>Ol saveman i go pinis, na ensel bilong Bikpela i kamap long Josep long driman. Ensel i tok olsem, “Yu kirap na kisim pikinini wantaim mama bilong en, na yu ranawe i go long Isip.</text:span><text:span text:style-name="span_Paragraph_scrSection_scrSection_scrBook_scrBody"><text:a xlink:type="simple" xlink:href="#f06c1ac15-935c-4ff4-99f9-257a5372c48a">c</text:a></text:span><text:span text:style-name="span_Paragraph_scrSection_scrSection_scrBook_scrBody"> Na yu mas i stap long Isip inap long taim mi givim tok gen long yu, long wanem, Herot i laik painim pikinini na kilim em i dai.” </text:span><text:span text:style-name="span_Paragraph_scrSection_scrSection_scrBook_scrBody"><text:span text:style-name="VerseNumber_Paragraph_scrSection_scrSection_scrBook_scrBody">14 </text:span>Orait Josep i kirap na i kisim pikinini wantaim mama bilong en long nait yet, na em i bringim ol i go long Isip. </text:span><text:span text:style-name="span_Paragraph_scrSection_scrSection_scrBook_scrBody"><text:span text:style-name="VerseNumber_Paragraph_scrSection_scrSection_scrBook_scrBody">15 </text:span>Na †  Josep i stap long Isip inap long Herot i dai pinis. Dispela samting i kamap bilong inapim wanpela tok Bikpela i bin mekim long maus bilong profet. Em i bin tok olsem, “Pikinini man bilong mi em i stap long Isip, na mi singautim em long lusim Isip na em i kam.”</text:span></text:p>
        <text:p text:style-name="NoteGeneralParagraph_scrSection_scrSection_scrBook_scr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Charis SIL" svg:font-family="'Charis SIL'" style:font-adornments="Regular" style:font-pitch="variable"/>
    <style:font-face style:name="Times New Roman" svg:font-family="'Times New Roman'" style:font-pitch="variable"/>
    <style:font-face style:name="Gautami1" svg:font-family="'Gautami'" style:font-pitch="variable"/>
    <style:font-face style:name="GenericFont" svg:font-family="'Arial Unicode MS'" style:font-pitch="variable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  <style:font-face style:name="Bangla" svg:font-family="'Bangla'" style:font-pitch="variable"/>
    <style:font-face style:name="Mangal" svg:font-family="'Mangal'" style:font-pitch="variable"/>
    <style:font-face style:name="Mangal" svg:font-family="'Mangal'" style:font-pitch="variable"/>
    <style:font-face style:name="Shruti" svg:font-family="'Shruti'" style:font-pitch="variable"/>
    <style:font-face style:name="Mangal" svg:font-family="'Mangal'" style:font-pitch="variable"/>
    <style:font-face style:name="Latha" svg:font-family="'Latha'" style:font-pitch="variable"/>
    <style:font-face style:name="Gautami" svg:font-family="'Gautami'" style:font-pitch="variable"/>
    <style:font-face style:name="Tunga" svg:font-family="'Tunga'" style:font-pitch="variable"/>
    <style:font-face style:name="Kartika" svg:font-family="'Kartika'" style:font-pitch="variable"/>
    <style:font-face style:name="Mangal" svg:font-family="'Mangal'" style:font-pitch="variable"/>
    <style:font-face style:name="Khmer Busra Bunong" svg:font-family="'Khmer Busra Bunong'" style:font-pitch="variable"/>
  </office:font-face-decls>
  <office:styles>
    <style:style style:name="scrBody" style:family="paragraph" style:parent-style-name=""/>
    <style:style xmlns:style="urn:oasis:names:tc:opendocument:xmlns:style:1.0" style:name="scrBook_scrBody" style:family="paragraph" style:parent-style-name="scrBody"/>
    <style:style xmlns:style="urn:oasis:names:tc:opendocument:xmlns:style:1.0" style:name="scrBookName_scrBook_scrBody" style:family="text" style:parent-style-name="scrBook_scrBody">
      <style:text-properties text:display="none" fo:font-family="Times New Roman" style:font-name-complex="Times New Roman" fo:language="en" fo:country="US"/>
    </style:style>
    <style:style xmlns:style="urn:oasis:names:tc:opendocument:xmlns:style:1.0" style:name="TitleMain_scrBook_scrBody" style:family="paragraph" style:parent-style-name="scrBook_scrBody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style:font-size-complex="18pt" fo:font-weight="700" style:font-weight-complex="700" fo:font-style="normal"/>
    </style:style>
    <style:style xmlns:style="urn:oasis:names:tc:opendocument:xmlns:style:1.0" style:name="span_TitleMain_scrBook_scrBody" style:family="text" style:parent-style-name="TitleMain_scrBook_scrBody">
      <style:text-properties fo:language="none" fo:country="none"/>
    </style:style>
    <style:style xmlns:style="urn:oasis:names:tc:opendocument:xmlns:style:1.0" style:name="scrIntroSection_scrBook_scrBody" style:family="paragraph" style:parent-style-name="scrBook_scrBody">
      <style:paragraph-properties fo:text-align="left"/>
    </style:style>
    <style:style xmlns:style="urn:oasis:names:tc:opendocument:xmlns:style:1.0" style:name="IntroSectionHead_scrIntroSection_scrBook_scrBody" style:family="paragraph" style:parent-style-name="scrIntroSection_scrBook_scrBody">
      <style:paragraph-properties fo:text-align="left" fo:text-indent="0pt" fo:margin-left="0pt" fo:margin-top="3pt" fo:margin-bottom="3pt"/>
      <style:text-properties fo:font-weight="700" style:font-weight-complex="700" fo:font-style="normal"/>
    </style:style>
    <style:style xmlns:style="urn:oasis:names:tc:opendocument:xmlns:style:1.0" style:name="span_IntroSectionHead_scrIntroSection_scrBook_scrBody" style:family="text" style:parent-style-name="IntroSectionHead_scrIntroSection_scrBook_scrBody">
      <style:text-properties fo:language="none" fo:country="none"/>
    </style:style>
    <style:style xmlns:style="urn:oasis:names:tc:opendocument:xmlns:style:1.0" style:name="IntroParagraph_scrIntroSection_scrBook_scrBody" style:family="paragraph" style:parent-style-name="scrIntroSection_scrBook_scrBody">
      <style:paragraph-properties fo:text-indent="14.4pt" fo:margin-left="0pt"/>
    </style:style>
    <style:style xmlns:style="urn:oasis:names:tc:opendocument:xmlns:style:1.0" style:name="span_IntroParagraph_scrIntroSection_scrBook_scrBody" style:family="text" style:parent-style-name="IntroParagraph_scrIntroSection_scrBook_scrBody">
      <style:text-properties fo:language="none" fo:country="none"/>
    </style:style>
    <style:style xmlns:style="urn:oasis:names:tc:opendocument:xmlns:style:1.0" style:name="scrSection_scrBook_scrBody" style:family="paragraph" style:parent-style-name="scrBook_scrBody">
      <style:paragraph-properties fo:text-align="left"/>
    </style:style>
    <style:style xmlns:style="urn:oasis:names:tc:opendocument:xmlns:style:1.0" style:name="ChapterHead_scrSection_scrBook_scrBody" style:family="paragraph" style:parent-style-name="scrSection_scrBook_scrBody">
      <style:paragraph-properties fo:padding-top="21pt" fo:border-bottom="0.5pt solid #ffffff" fo:border-top="0.5pt solid #ffffff" fo:border-left="0.5pt solid #ffffff" fo:border-right="0.5pt solid #ffffff" fo:padding-bottom="21pt"/>
    </style:style>
    <style:style xmlns:style="urn:oasis:names:tc:opendocument:xmlns:style:1.0" style:name="span_ChapterHead_scrSection_scrBook_scrBody" style:family="text" style:parent-style-name="ChapterHead_scrSection_scrBook_scrBody">
      <style:text-properties fo:language="none" fo:country="none"/>
    </style:style>
    <style:style xmlns:style="urn:oasis:names:tc:opendocument:xmlns:style:1.0" style:name="SectionHead_scrSection_scrBook_scrBody" style:family="paragraph" style:parent-style-name="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SectionHead_scrSection_scrBook_scrBody" style:family="text" style:parent-style-name="SectionHead_scrSection_scrBook_scrBody">
      <style:text-properties fo:language="none" fo:country="none"/>
    </style:style>
    <style:style xmlns:style="urn:oasis:names:tc:opendocument:xmlns:style:1.0" style:name="Paragraph1_scrSection_scrBook_scrBody" style:family="paragraph" style:parent-style-name="scrSection_scrBook_scrBody">
      <style:paragraph-properties fo:margin-left="0pt" fo:orphans="2" fo:widows="2"/>
    </style:style>
    <style:style xmlns:style="urn:oasis:names:tc:opendocument:xmlns:style:1.0" style:name="ChapterNumber_Paragraph1_scrSection_scrBook_scrBody" style:family="text" style:parent-style-name="Paragraph1_scrSection_scrBook_scrBody">
      <style:text-properties fo:font-weight="700" style:font-weight-complex="700" fo:language="none" fo:country="none"/>
    </style:style>
    <style:style xmlns:style="urn:oasis:names:tc:opendocument:xmlns:style:1.0" style:name="VerseNumber1_Paragraph1_scrSection_scrBook_scrBody" style:family="text" style:parent-style-name="Paragraph1_scrSection_scrBook_scrBody">
      <style:text-properties text:display="none" fo:language="none" fo:country="none"/>
    </style:style>
    <style:style xmlns:style="urn:oasis:names:tc:opendocument:xmlns:style:1.0" style:name="span_Paragraph1_scrSection_scrBook_scrBody" style:family="text" style:parent-style-name="Paragraph1_scrSection_scrBook_scrBody">
      <style:text-properties fo:language="none" fo:country="none"/>
    </style:style>
    <style:style xmlns:style="urn:oasis:names:tc:opendocument:xmlns:style:1.0" style:name="scrSection_scrSection_scrBook_scrBody" style:family="paragraph" style:parent-style-name="scrSection_scrBook_scrBody">
      <style:paragraph-properties fo:text-align="left"/>
    </style:style>
    <style:style xmlns:style="urn:oasis:names:tc:opendocument:xmlns:style:1.0" style:name="SectionHead_scrSection_scrSection_scrBook_scrBody" style:family="paragraph" style:parent-style-name="scrSection_scrSection_scrBook_scrBody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style:font-weight-complex="700" fo:font-style="normal"/>
    </style:style>
    <style:style xmlns:style="urn:oasis:names:tc:opendocument:xmlns:style:1.0" style:name="span_SectionHead_scrSection_scrSection_scrBook_scrBody" style:family="text" style:parent-style-name="SectionHead_scrSection_scrSection_scrBook_scrBody">
      <style:text-properties fo:language="none" fo:country="none"/>
    </style:style>
    <style:style xmlns:style="urn:oasis:names:tc:opendocument:xmlns:style:1.0" style:name="Paragraph_scrSection_scrSection_scrBook_scrBody" style:family="paragraph" style:parent-style-name="scrSection_scrSection_scrBook_scrBody">
      <style:paragraph-properties fo:text-indent="12pt" fo:margin-left="0pt" fo:orphans="2" fo:widows="2"/>
    </style:style>
    <style:style xmlns:style="urn:oasis:names:tc:opendocument:xmlns:style:1.0" style:name="VerseNumber_Paragraph_scrSection_scrSection_scrBook_scrBody" style:family="text" style:parent-style-name="Paragraph_scrSection_scrSection_scrBook_scrBody">
      <style:paragraph-properties fo:text-indent="0pt" fo:margin-left="0pt"/>
      <style:text-properties fo:font-size="9pt" style:font-size-complex="9pt" style:text-position="super 55%" fo:language="none" fo:country="none"/>
    </style:style>
    <style:style xmlns:style="urn:oasis:names:tc:opendocument:xmlns:style:1.0" style:name="span_Paragraph_scrSection_scrSection_scrBook_scrBody" style:family="text" style:parent-style-name="Paragraph_scrSection_scrSection_scrBook_scrBody">
      <style:text-properties fo:language="none" fo:country="none"/>
    </style:style>
    <style:style xmlns:style="urn:oasis:names:tc:opendocument:xmlns:style:1.0" style:name="NoteGeneralParagraph_scrSection_scrSection_scrBook_scrBody" style:family="paragraph" style:parent-style-name="scrSection_scrSection_scrBook_scrBody">
      <style:paragraph-properties fo:text-indent="0pt" fo:margin-left="0pt"/>
      <style:text-properties text:display="prince-footnote"/>
    </style:style>
    <style:style xmlns:style="urn:oasis:names:tc:opendocument:xmlns:style:1.0" style:name="span_NoteGeneralParagraph_scrSection_scrSection_scrBook_scrBody" style:family="text" style:parent-style-name="NoteGeneralParagraph_scrSection_scrSection_scrBook_scrBody">
      <style:text-properties fo:language="none" fo:country="none"/>
    </style:style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div_.auc-fonipa-x-emic" style:family="paragraph" style:parent-style-name="none">
      <style:text-properties fo:font-family="Doulos SIL"/>
    </style:style>
    <style:style style:name="span_.auc-fonipa-x-emic" style:family="paragraph" style:parent-style-name="none">
      <style:text-properties fo:font-family="Doulos SIL"/>
    </style:style>
    <style:style style:name="div_.auc" style:family="paragraph" style:parent-style-name="none">
      <style:text-properties fo:font-family="Doulos SIL"/>
    </style:style>
    <style:style style:name="span_.auc" style:family="paragraph" style:parent-style-name="none">
      <style:text-properties fo:font-family="Doulos SIL"/>
    </style:style>
    <style:style style:name="div_.bn" style:family="paragraph" style:parent-style-name="none">
      <style:text-properties fo:font-family="Vrinda"/>
    </style:style>
    <style:style style:name="span_.bn" style:family="paragraph" style:parent-style-name="none">
      <style:text-properties fo:font-family="Vrinda"/>
    </style:style>
    <style:style style:name="div_.bss-fonipa" style:family="paragraph" style:parent-style-name="none">
      <style:text-properties fo:font-family="Charis SIL Compact"/>
    </style:style>
    <style:style style:name="span_.bss-fonipa" style:family="paragraph" style:parent-style-name="none">
      <style:text-properties fo:font-family="Charis SIL Compact"/>
    </style:style>
    <style:style style:name="div_.bss-x-ako" style:family="paragraph" style:parent-style-name="none">
      <style:text-properties fo:font-family="Charis SIL Compact"/>
    </style:style>
    <style:style style:name="span_.bss-x-ako" style:family="paragraph" style:parent-style-name="none">
      <style:text-properties fo:font-family="Charis SIL Compact"/>
    </style:style>
    <style:style style:name="div_.bss" style:family="paragraph" style:parent-style-name="none">
      <style:text-properties fo:font-family="Charis SIL"/>
    </style:style>
    <style:style style:name="span_.bss" style:family="paragraph" style:parent-style-name="none">
      <style:text-properties fo:font-family="Charis SIL"/>
    </style:style>
    <style:style style:name="div_.de" style:family="paragraph" style:parent-style-name="none">
      <style:text-properties fo:font-family="Times New Roman"/>
    </style:style>
    <style:style style:name="span_.de" style:family="paragraph" style:parent-style-name="none">
      <style:text-properties fo:font-family="Times New Roman"/>
    </style:style>
    <style:style style:name="div_.en-fonipa" style:family="paragraph" style:parent-style-name="none">
      <style:text-properties fo:font-family="Doulos SIL"/>
    </style:style>
    <style:style style:name="span_.en-fonipa" style:family="paragraph" style:parent-style-name="none">
      <style:text-properties fo:font-family="Doulos SIL"/>
    </style:style>
    <style:style style:name="div_.en-Qaaa-x-test" style:family="paragraph" style:parent-style-name="none">
      <style:text-properties fo:font-family="Charis SIL Compact"/>
    </style:style>
    <style:style style:name="span_.en-Qaaa-x-test" style:family="paragraph" style:parent-style-name="none">
      <style:text-properties fo:font-family="Charis SIL Compact"/>
    </style:style>
    <style:style style:name="div_.en" style:family="paragraph" style:parent-style-name="none">
      <style:text-properties fo:font-family="Times New Roman"/>
    </style:style>
    <style:style style:name="span_.en" style:family="paragraph" style:parent-style-name="none">
      <style:text-properties fo:font-family="Times New Roman"/>
    </style:style>
    <style:style style:name="div_.es" style:family="paragraph" style:parent-style-name="none">
      <style:text-properties fo:font-family="Times New Roman"/>
    </style:style>
    <style:style style:name="span_.es" style:family="paragraph" style:parent-style-name="none">
      <style:text-properties fo:font-family="Times New Roman"/>
    </style:style>
    <style:style style:name="div_.fa" style:family="paragraph" style:parent-style-name="none">
      <style:text-properties fo:font-family="Times New Roman"/>
    </style:style>
    <style:style style:name="span_.fa" style:family="paragraph" style:parent-style-name="none">
      <style:text-properties fo:font-family="Times New Roman"/>
    </style:style>
    <style:style style:name="div_.fr" style:family="paragraph" style:parent-style-name="none">
      <style:text-properties fo:font-family="Times New Roman"/>
    </style:style>
    <style:style style:name="span_.fr" style:family="paragraph" style:parent-style-name="none">
      <style:text-properties fo:font-family="Times New Roman"/>
    </style:style>
    <style:style style:name="div_.ggo-fonipa-x-emic" style:family="paragraph" style:parent-style-name="none">
      <style:text-properties fo:font-family="Tahoma"/>
    </style:style>
    <style:style style:name="span_.ggo-fonipa-x-emic" style:family="paragraph" style:parent-style-name="none">
      <style:text-properties fo:font-family="Tahoma"/>
    </style:style>
    <style:style style:name="div_.ggo-Telu-IN" style:family="paragraph" style:parent-style-name="none">
      <style:text-properties fo:font-family="Gautami"/>
    </style:style>
    <style:style style:name="span_.ggo-Telu-IN" style:family="paragraph" style:parent-style-name="none">
      <style:text-properties fo:font-family="Gautami"/>
    </style:style>
    <style:style style:name="div_.grc" style:family="paragraph" style:parent-style-name="none">
      <style:text-properties fo:font-family="Galatia SIL"/>
    </style:style>
    <style:style style:name="span_.grc" style:family="paragraph" style:parent-style-name="none">
      <style:text-properties fo:font-family="Galatia SIL"/>
    </style:style>
    <style:style style:name="div_.hbo" style:family="paragraph" style:parent-style-name="none">
      <style:text-properties fo:font-family="Ezra SIL"/>
    </style:style>
    <style:style style:name="span_.hbo" style:family="paragraph" style:parent-style-name="none">
      <style:text-properties fo:font-family="Ezra SIL"/>
    </style:style>
    <style:style style:name="div_.he" style:family="paragraph" style:parent-style-name="none">
      <style:text-properties fo:font-family="Ezra SIL"/>
    </style:style>
    <style:style style:name="span_.he" style:family="paragraph" style:parent-style-name="none">
      <style:text-properties fo:font-family="Ezra SIL"/>
    </style:style>
    <style:style style:name="div_.hi" style:family="paragraph" style:parent-style-name="none">
      <style:text-properties fo:font-family="Arial Unicode MS"/>
    </style:style>
    <style:style style:name="span_.hi" style:family="paragraph" style:parent-style-name="none">
      <style:text-properties fo:font-family="Arial Unicode MS"/>
    </style:style>
    <style:style style:name="div_.id" style:family="paragraph" style:parent-style-name="none">
      <style:text-properties fo:font-family="Times New Roman"/>
    </style:style>
    <style:style style:name="span_.id" style:family="paragraph" style:parent-style-name="none">
      <style:text-properties fo:font-family="Times New Roman"/>
    </style:style>
    <style:style style:name="div_.ii-x-pin" style:family="paragraph" style:parent-style-name="none">
      <style:text-properties fo:font-family="Arial"/>
    </style:style>
    <style:style style:name="span_.ii-x-pin" style:family="paragraph" style:parent-style-name="none">
      <style:text-properties fo:font-family="Arial"/>
    </style:style>
    <style:style style:name="div_.ii" style:family="paragraph" style:parent-style-name="none">
      <style:text-properties fo:font-family="Yi plus Phonetics"/>
    </style:style>
    <style:style style:name="span_.ii" style:family="paragraph" style:parent-style-name="none">
      <style:text-properties fo:font-family="Yi plus Phonetics"/>
    </style:style>
    <style:style style:name="div_.km" style:family="paragraph" style:parent-style-name="none">
      <style:text-properties fo:font-family="DaunPenh"/>
    </style:style>
    <style:style style:name="span_.km" style:family="paragraph" style:parent-style-name="none">
      <style:text-properties fo:font-family="DaunPenh"/>
    </style:style>
    <style:style style:name="div_.ko" style:family="paragraph" style:parent-style-name="none">
      <style:text-properties fo:font-family="Gulim"/>
    </style:style>
    <style:style style:name="span_.ko" style:family="paragraph" style:parent-style-name="none">
      <style:text-properties fo:font-family="Gulim"/>
    </style:style>
    <style:style style:name="div_.lgr-fonipa" style:family="paragraph" style:parent-style-name="none">
      <style:text-properties fo:font-family="Charis SIL Compact"/>
    </style:style>
    <style:style style:name="span_.lgr-fonipa" style:family="paragraph" style:parent-style-name="none">
      <style:text-properties fo:font-family="Charis SIL Compact"/>
    </style:style>
    <style:style style:name="div_.lgr-SB-fonipa-x-etic" style:family="paragraph" style:parent-style-name="none">
      <style:text-properties fo:font-family="Charis SIL Compact"/>
    </style:style>
    <style:style style:name="span_.lgr-SB-fonipa-x-etic" style:family="paragraph" style:parent-style-name="none">
      <style:text-properties fo:font-family="Charis SIL Compact"/>
    </style:style>
    <style:style style:name="div_.lgr" style:family="paragraph" style:parent-style-name="none">
      <style:text-properties fo:font-family="Charis SIL Compact"/>
    </style:style>
    <style:style style:name="span_.lgr" style:family="paragraph" style:parent-style-name="none">
      <style:text-properties fo:font-family="Charis SIL Compact"/>
    </style:style>
    <style:style style:name="div_.lmp" style:family="paragraph" style:parent-style-name="none">
      <style:text-properties fo:font-family="Charis SIL Compact"/>
    </style:style>
    <style:style style:name="span_.lmp" style:family="paragraph" style:parent-style-name="none">
      <style:text-properties fo:font-family="Charis SIL Compact"/>
    </style:style>
    <style:style style:name="div_.ms" style:family="paragraph" style:parent-style-name="none">
      <style:text-properties fo:font-family="Charis SIL"/>
    </style:style>
    <style:style style:name="span_.ms" style:family="paragraph" style:parent-style-name="none">
      <style:text-properties fo:font-family="Charis SIL"/>
    </style:style>
    <style:style style:name="div_.my" style:family="paragraph" style:parent-style-name="none">
      <style:text-properties fo:font-family="Padauk"/>
    </style:style>
    <style:style style:name="span_.my" style:family="paragraph" style:parent-style-name="none">
      <style:text-properties fo:font-family="Padauk"/>
    </style:style>
    <style:style style:name="div_.ne" style:family="paragraph" style:parent-style-name="none">
      <style:text-properties fo:font-family="Mangal"/>
    </style:style>
    <style:style style:name="span_.ne" style:family="paragraph" style:parent-style-name="none">
      <style:text-properties fo:font-family="Mangal"/>
    </style:style>
    <style:style style:name="div_.nko" style:family="paragraph" style:parent-style-name="none">
      <style:text-properties fo:font-family="Charis SIL"/>
    </style:style>
    <style:style style:name="span_.nko" style:family="paragraph" style:parent-style-name="none">
      <style:text-properties fo:font-family="Charis SIL"/>
    </style:style>
    <style:style style:name="div_.pac-fonipa" style:family="paragraph" style:parent-style-name="none">
      <style:text-properties fo:font-family="Charis SIL"/>
    </style:style>
    <style:style style:name="span_.pac-fonipa" style:family="paragraph" style:parent-style-name="none">
      <style:text-properties fo:font-family="Charis SIL"/>
    </style:style>
    <style:style style:name="div_.pac" style:family="paragraph" style:parent-style-name="none">
      <style:text-properties fo:font-family="Charis SIL"/>
    </style:style>
    <style:style style:name="span_.pac" style:family="paragraph" style:parent-style-name="none">
      <style:text-properties fo:font-family="Charis SIL"/>
    </style:style>
    <style:style style:name="div_.pis" style:family="paragraph" style:parent-style-name="none">
      <style:text-properties fo:font-family="Times New Roman"/>
    </style:style>
    <style:style style:name="span_.pis" style:family="paragraph" style:parent-style-name="none">
      <style:text-properties fo:font-family="Times New Roman"/>
    </style:style>
    <style:style style:name="div_.pt" style:family="paragraph" style:parent-style-name="none">
      <style:text-properties fo:font-family="Times New Roman"/>
    </style:style>
    <style:style style:name="span_.pt" style:family="paragraph" style:parent-style-name="none">
      <style:text-properties fo:font-family="Times New Roman"/>
    </style:style>
    <style:style style:name="div_.qaa-fonipa-x-yii" style:family="paragraph" style:parent-style-name="none">
      <style:text-properties fo:font-family="Doulos SIL"/>
    </style:style>
    <style:style style:name="span_.qaa-fonipa-x-yii" style:family="paragraph" style:parent-style-name="none">
      <style:text-properties fo:font-family="Doulos SIL"/>
    </style:style>
    <style:style style:name="div_.qaa-x-cam" style:family="paragraph" style:parent-style-name="none">
      <style:text-properties fo:font-family="Cam Cam SILDoulosL"/>
    </style:style>
    <style:style style:name="span_.qaa-x-cam" style:family="paragraph" style:parent-style-name="none">
      <style:text-properties fo:font-family="Cam Cam SILDoulosL"/>
    </style:style>
    <style:style style:name="div_.qvz" style:family="paragraph" style:parent-style-name="none">
      <style:text-properties fo:font-family="Times New Roman"/>
    </style:style>
    <style:style style:name="span_.qvz" style:family="paragraph" style:parent-style-name="none">
      <style:text-properties fo:font-family="Times New Roman"/>
    </style:style>
    <style:style style:name="div_.ru" style:family="paragraph" style:parent-style-name="none">
      <style:text-properties fo:font-family="Times New Roman"/>
    </style:style>
    <style:style style:name="span_.ru" style:family="paragraph" style:parent-style-name="none">
      <style:text-properties fo:font-family="Times New Roman"/>
    </style:style>
    <style:style style:name="div_.seh-fonipa-x-etic" style:family="paragraph" style:parent-style-name="none">
      <style:text-properties fo:font-family="Doulos SIL"/>
    </style:style>
    <style:style style:name="span_.seh-fonipa-x-etic" style:family="paragraph" style:parent-style-name="none">
      <style:text-properties fo:font-family="Doulos SIL"/>
    </style:style>
    <style:style style:name="div_.seh" style:family="paragraph" style:parent-style-name="none">
      <style:text-properties fo:font-family="Doulos SIL"/>
    </style:style>
    <style:style style:name="span_.seh" style:family="paragraph" style:parent-style-name="none">
      <style:text-properties fo:font-family="Doulos SIL"/>
    </style:style>
    <style:style style:name="div_.te" style:family="paragraph" style:parent-style-name="none">
      <style:text-properties fo:font-family="Gautami"/>
    </style:style>
    <style:style style:name="span_.te" style:family="paragraph" style:parent-style-name="none">
      <style:text-properties fo:font-family="Gautami"/>
    </style:style>
    <style:style style:name="div_.th" style:family="paragraph" style:parent-style-name="none">
      <style:text-properties fo:font-family="Angsana New"/>
    </style:style>
    <style:style style:name="span_.th" style:family="paragraph" style:parent-style-name="none">
      <style:text-properties fo:font-family="Angsana New"/>
    </style:style>
    <style:style style:name="div_.tr-fonipa-x-emic" style:family="paragraph" style:parent-style-name="none">
      <style:text-properties fo:font-family="Times New Roman"/>
    </style:style>
    <style:style style:name="span_.tr-fonipa-x-emic" style:family="paragraph" style:parent-style-name="none">
      <style:text-properties fo:font-family="Times New Roman"/>
    </style:style>
    <style:style style:name="div_.tr-fonipa" style:family="paragraph" style:parent-style-name="none">
      <style:text-properties fo:font-family="Doulos SIL"/>
    </style:style>
    <style:style style:name="span_.tr-fonipa" style:family="paragraph" style:parent-style-name="none">
      <style:text-properties fo:font-family="Doulos SIL"/>
    </style:style>
    <style:style style:name="div_.tr" style:family="paragraph" style:parent-style-name="none">
      <style:text-properties fo:font-family="Charis SIL"/>
    </style:style>
    <style:style style:name="span_.tr" style:family="paragraph" style:parent-style-name="none">
      <style:text-properties fo:font-family="Charis SIL"/>
    </style:style>
    <style:style style:name="div_.ur-x-ind" style:family="paragraph" style:parent-style-name="none">
      <style:text-properties fo:font-family="Times New Roman"/>
    </style:style>
    <style:style style:name="span_.ur-x-ind" style:family="paragraph" style:parent-style-name="none">
      <style:text-properties fo:font-family="Times New Roman"/>
    </style:style>
    <style:style style:name="div_.ur" style:family="paragraph" style:parent-style-name="none">
      <style:text-properties fo:font-family="Scheherazade Graphite Alpha"/>
    </style:style>
    <style:style style:name="span_.ur" style:family="paragraph" style:parent-style-name="none">
      <style:text-properties fo:font-family="Scheherazade Graphite Alpha"/>
    </style:style>
    <style:style style:name="div_.vi" style:family="paragraph" style:parent-style-name="none">
      <style:text-properties fo:font-family="Charis SIL"/>
    </style:style>
    <style:style style:name="span_.vi" style:family="paragraph" style:parent-style-name="none">
      <style:text-properties fo:font-family="Charis SIL"/>
    </style:style>
    <style:style style:name="div_.zh-CN-pinyin" style:family="paragraph" style:parent-style-name="none">
      <style:text-properties fo:font-family="Andika Basic"/>
    </style:style>
    <style:style style:name="span_.zh-CN-pinyin" style:family="paragraph" style:parent-style-name="none">
      <style:text-properties fo:font-family="Andika Basic"/>
    </style:style>
    <style:style style:name="div_.zh-CN" style:family="paragraph" style:parent-style-name="none">
      <style:text-properties fo:font-family="SimSun"/>
    </style:style>
    <style:style style:name="span_.zh-CN" style:family="paragraph" style:parent-style-name="none">
      <style:text-properties fo:font-family="SimSun"/>
    </style:style>
    <style:style style:name="AlternateReading" style:family="paragraph" style:parent-style-name="none">
      <style:text-properties fo:font-style="italic" text:display="prince-footnote"/>
    </style:style>
    <style:style style:name="ChapterHead" style:family="paragraph" style:parent-style-name="none">
      <style:paragraph-properties fo:padding-top="21pt" fo:border-bottom="0.5pt solid #ffffff" fo:border-top="0.5pt solid #ffffff" fo:border-left="0.5pt solid #ffffff" fo:border-right="0.5pt solid #ffffff" fo:padding-bottom="21pt"/>
    </style:style>
    <style:style style:family="paragraph" style:name="ChapterNumber1" style:parent-style-name="Paragraph_scrSection_scrBook_scrBody" style:master-page-name="">
      <style:paragraph-properties>
        <style:drop-cap style:lines="2" style:distance="0.20cm" style:length="1"/>
      </style:paragraph-properties>
    </style:style>
    <style:style xmlns:style="urn:oasis:names:tc:opendocument:xmlns:style:1.0" style:name="ChapterNumber" style:family="paragraph" style:parent-style-name="none">
      <style:paragraph-properties>
        <style:drop-cap style:lines="2" style:distance="0.20cm" style:length="1"/>
      </style:paragraph-properties>
    </style:style>
    <style:style style:name="crossHYPHENReference..footnote-call" style:family="text" style:parent-style-name="none"/>
    <style:style style:name="Emphasis" style:family="paragraph" style:parent-style-name="none">
      <style:paragraph-properties fo:text-indent="0pt" fo:margin-left="0pt"/>
      <style:text-properties fo:font-style="italic"/>
    </style:style>
    <style:style style:name="Inscription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6pt"/>
      <style:text-properties fo:font-weight="700" fo:font-style="normal"/>
    </style:style>
    <style:style style:name="InscriptionParagraph" style:family="paragraph" style:parent-style-name="none">
      <style:paragraph-properties fo:text-indent="14.4pt" fo:margin-left="0pt"/>
    </style:style>
    <style:style style:name="IntroListItem1" style:family="paragraph" style:parent-style-name="none">
      <style:paragraph-properties fo:text-indent="-18pt" fo:margin-left="36pt"/>
    </style:style>
    <style:style style:name="IntroParagraph" style:family="paragraph" style:parent-style-name="none">
      <style:paragraph-properties fo:text-indent="14.4pt" fo:margin-left="0pt"/>
    </style:style>
    <style:style style:name="IntroSectionHead" style:family="paragraph" style:parent-style-name="none">
      <style:paragraph-properties fo:text-align="left" fo:text-indent="0pt" fo:margin-left="0pt" fo:margin-top="3pt" fo:margin-bottom="3pt"/>
      <style:text-properties fo:font-weight="700" fo:font-style="normal"/>
    </style:style>
    <style:style style:name="REVERSESOLIDUSCitation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Line1" style:family="paragraph" style:parent-style-name="none">
      <style:paragraph-properties fo:text-align="left" fo:margin-left="24pt" fo:text-indent="-12pt" fo:padding-left="0pt" fo:border-bottom="0.5pt solid #ffffff" fo:border-top="0.5pt solid #ffffff" fo:border-left="0.5pt solid #ffffff" fo:border-right="0.5pt solid #ffffff"/>
    </style:style>
    <style:style style:name="REVERSESOLIDUSCitation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Line2" style:family="paragraph" style:parent-style-name="none">
      <style:paragraph-properties fo:text-align="left" fo:margin-left="24pt" fo:text-indent="-6pt" fo:padding-left="0pt" fo:border-bottom="0.5pt solid #ffffff" fo:border-top="0.5pt solid #ffffff" fo:border-left="0.5pt solid #ffffff" fo:border-right="0.5pt solid #ffffff"/>
    </style:style>
    <style:style style:name="REVERSESOLIDUSCitation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Line3" style:family="paragraph" style:parent-style-name="none">
      <style:paragraph-properties fo:text-align="left" fo:margin-left="24pt" fo:text-indent="0pt" fo:padding-left="0pt" fo:border-bottom="0.5pt solid #ffffff" fo:border-top="0.5pt solid #ffffff" fo:border-left="0.5pt solid #ffffff" fo:border-right="0.5pt solid #ffffff"/>
    </style:style>
    <style:style style:name="NoteCrossHYPHENReferenceParagraph" style:family="paragraph" style:parent-style-name="none">
      <style:paragraph-properties fo:text-indent="0pt" fo:margin-left="0pt"/>
      <style:text-properties text:display="prince-footnote"/>
    </style:style>
    <style:style style:name="NoteCrossHYPHENReferenceParagraph..footnote-call" style:family="text" style:parent-style-name="none">
      <style:text-properties fo:color="#800080" fo:font-size="75%" style:text-position="super 55%" text:display="prince-footnote"/>
    </style:style>
    <style:style style:name="NoteCrossHYPHENReferenceParagraph..footnote-marker" style:family="text" style:parent-style-name="none">
      <style:text-properties fo:font-weight="700" text:display="prince-footnote"/>
    </style:style>
    <style:style style:name="EndnoteGeneralParagraph" style:family="paragraph" style:parent-style-name="none">
      <style:paragraph-properties fo:text-indent="0pt" fo:margin-left="0pt"/>
      <style:text-properties text:display="prince-footnote"/>
    </style:style>
    <style:style style:name="NoteGeneralParagraph" style:family="paragraph" style:parent-style-name="none">
      <style:paragraph-properties fo:text-indent="0pt" fo:margin-left="0pt"/>
      <style:text-properties text:display="prince-footnote"/>
    </style:style>
    <style:style style:name="EndnoteGeneralParagraph..footnote-call" style:family="text" style:parent-style-name="none">
      <style:text-properties fo:color="#800080" text:display="prince-footnote"/>
    </style:style>
    <style:style style:name="NoteGeneralParagraph..footnote-call" style:family="text" style:parent-style-name="none">
      <style:text-properties fo:color="#800080" text:display="prince-footnote"/>
    </style:style>
    <style:style style:name="NoteTargetReference..footnote-marker" style:family="text" style:parent-style-name="none">
      <style:text-properties fo:font-weight="700"/>
    </style:style>
    <style:style style:name="Paragraph" style:family="paragraph" style:parent-style-name="none">
      <style:paragraph-properties fo:text-indent="12pt" fo:margin-left="0pt" fo:orphans="2" fo:widows="2"/>
    </style:style>
    <style:style style:name="ParagraphContinuation" style:family="paragraph" style:parent-style-name="none">
      <style:paragraph-properties fo:text-indent="0pt" fo:margin-left="0pt"/>
    </style:style>
    <style:style style:name="Paragraph1" style:family="paragraph" style:parent-style-name="none">
      <style:paragraph-properties fo:margin-left="0pt" fo:orphans="2" fo:widows="2"/>
    </style:style>
    <style:style style:name="parallelpassagereference" style:family="paragraph" style:parent-style-name="none">
      <style:paragraph-properties fo:text-align="center" fo:text-indent="0pt" fo:margin-left="0pt" fo:margin-top="0pt" fo:margin-bottom="3pt"/>
      <style:text-properties fo:font-style="italic"/>
    </style:style>
    <style:style style:name="ParallelPassageReference" style:family="paragraph" style:parent-style-name="none">
      <style:paragraph-properties fo:text-align="center" fo:text-indent="0pt" fo:margin-left="0pt" fo:margin-top="0pt" fo:margin-bottom="3pt" fo:keep-with-next="always"/>
      <style:text-properties fo:font-style="italic"/>
    </style:style>
    <style:style style:name="rem" style:family="paragraph" style:parent-style-name="none">
      <style:text-properties text:display="none"/>
    </style:style>
    <style:style style:name="scrBook" style:family="paragraph" style:parent-style-name="none"/>
    <style:style style:name="scrBookCode" style:family="paragraph" style:parent-style-name="none">
      <style:text-properties text:display="none"/>
    </style:style>
    <style:style style:name="scrBookName" style:family="paragraph" style:parent-style-name="none">
      <style:text-properties text:display="none"/>
    </style:style>
    <style:style style:name="scrIntroSection" style:family="paragraph" style:parent-style-name="none">
      <style:paragraph-properties fo:text-align="left"/>
    </style:style>
    <style:style style:name="scrSection" style:family="paragraph" style:parent-style-name="none">
      <style:paragraph-properties fo:text-align="left"/>
    </style:style>
    <style:style style:name="SectionHead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12pt" fo:margin-bottom="0pt" fo:keep-with-next="always"/>
      <style:text-properties fo:font-weight="700" fo:font-style="normal"/>
    </style:style>
    <style:style style:name="SectionRangeParagraph" style:family="paragraph" style:parent-style-name="none">
      <style:paragraph-properties fo:text-align="center" fo:text-indent="0pt" fo:margin-left="0pt" fo:padding-bottom="0pt" fo:border-bottom="0.5pt solid #ffffff" fo:border-top="0.5pt solid #ffffff" fo:border-left="0.5pt solid #ffffff" fo:border-right="0.5pt solid #ffffff" fo:padding-top="0pt" fo:margin-top="6pt" fo:margin-bottom="0pt"/>
      <style:text-properties fo:font-weight="700" fo:font-style="normal"/>
    </style:style>
    <style:style style:name="SectionHeadMaj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ctionHeadMinor" style:family="paragraph" style:parent-style-name="none">
      <style:paragraph-properties fo:text-align="center" fo:text-indent="0pt" fo:margin-left="0pt" fo:margin-top="8pt"/>
      <style:text-properties fo:font-weight="700" fo:font-style="normal"/>
    </style:style>
    <style:style style:name="SeeInGlossary" style:family="paragraph" style:parent-style-name="none">
      <style:text-properties fo:color="#0000ff"/>
    </style:style>
    <style:style style:name="span" style:family="paragraph" style:parent-style-name="none"/>
    <style:style style:name="StanzaBreak" style:family="paragraph" style:parent-style-name="none">
      <style:paragraph-properties fo:text-indent="0pt" fo:margin-left="0pt"/>
    </style:style>
    <style:style style:name="TitleMain" style:family="paragraph" style:parent-style-name="none">
      <style:paragraph-properties fo:text-align="center" fo:text-indent="0pt" fo:margin-left="0pt" fo:padding-bottom="12pt" fo:border-bottom="0.5pt solid #ffffff" fo:border-top="0.5pt solid #ffffff" fo:border-left="0.5pt solid #ffffff" fo:border-right="0.5pt solid #ffffff" fo:padding-top="36pt" fo:keep-with-next="always" fo:orphans="5"/>
      <style:text-properties fo:font-size="18pt" fo:font-weight="700" fo:font-style="normal"/>
    </style:style>
    <style:style style:name="TitleSecondary" style:family="paragraph" style:parent-style-name="none">
      <style:text-properties text:display="block"/>
    </style:style>
    <style:style style:name="VerseNumber" style:family="paragraph" style:parent-style-name="none">
      <style:paragraph-properties fo:text-indent="0pt" fo:margin-left="0pt"/>
      <style:text-properties fo:font-size="9pt" style:text-position="super 55%"/>
    </style:style>
    <style:style style:name="VerseNumberInNote" style:family="paragraph" style:parent-style-name="none">
      <style:paragraph-properties fo:text-indent="0pt" fo:margin-left="0pt"/>
      <style:text-properties fo:font-size="75%" style:text-position="super 55%"/>
    </style:style>
    <style:style style:name="VerseNumber1" style:family="paragraph" style:parent-style-name="none">
      <style:text-properties text:display="none"/>
    </style:style>
    <style:style style:name="FrontMatter" style:family="paragraph" style:parent-style-name="none">
      <style:paragraph-properties fo:margin-left="48pt" fo:margin-right="48pt" fo:text-align="justify"/>
    </style:style>
    <style:style style:name="columns" style:family="paragraph" style:parent-style-name="none"/>
    <style:style style:name="pictureRight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Left" style:family="paragraph" style:parent-style-name="none">
      <style:paragraph-properties fo:float="left" fo:margin-left="0pt" fo:margin-top="0pt" fo:margin-right="3.75pt" fo:margin-bottom="3.75pt" fo:text-indent="0pt" fo:text-align="center"/>
    </style:style>
    <style:style style:name="pictureCenter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Column" style:family="paragraph" style:parent-style-name="none">
      <style:paragraph-properties fo:float="right" fo:margin-top="0pt" fo:margin-right="0pt" fo:margin-bottom="3.75pt" fo:margin-left="0pt" fo:text-indent="0pt" fo:text-align="center"/>
    </style:style>
    <style:style style:name="picturePage" style:family="paragraph" style:parent-style-name="none">
      <style:paragraph-properties fo:float="top" fo:margin-top="0pt" fo:margin-right="3.75pt" fo:margin-bottom="3.75pt" fo:margin-left="0pt" fo:text-indent="0pt" fo:text-align="center"/>
    </style:style>
    <style:style style:name="picture_pictureRight" style:family="paragraph" style:parent-style-name="none"/>
    <style:style style:name="img.picture_div.pictureLeft" style:family="paragraph" style:parent-style-name="none"/>
    <style:style style:name="pictureCaption" style:family="paragraph" style:parent-style-name="none">
      <style:paragraph-properties fo:text-align="center"/>
      <style:text-properties text:display="block" fo:text-transform="capitalize"/>
    </style:style>
    <style:style style:name="border" style:family="paragraph" style:parent-style-name="none">
      <style:paragraph-properties fo:border-top="solid .5pt #808080 " fo:text-align="center" fo:margin-left="72pt" fo:margin-right="72pt" fo:margin-top="9pt" fo:margin-bottom="18pt"/>
    </style:style>
    <style:style style:name="h1" style:family="paragraph" style:parent-style-name="none">
      <style:paragraph-properties fo:padding-top="12pt" fo:border-bottom="0.5pt solid #ffffff" fo:border-top="0.5pt solid #ffffff" fo:border-left="0.5pt solid #ffffff" fo:border-right="0.5pt solid #ffffff"/>
      <style:text-properties fo:font-weight="700" fo:font-size="24pt"/>
    </style:style>
    <style:style style:name="h2" style:family="paragraph" style:parent-style-name="none">
      <style:paragraph-properties fo:padding-top="8pt" fo:border-bottom="0.5pt solid #ffffff" fo:border-top="0.5pt solid #ffffff" fo:border-left="0.5pt solid #ffffff" fo:border-right="0.5pt solid #ffffff"/>
      <style:text-properties fo:font-weight="700" fo:font-size="18pt"/>
    </style:style>
    <style:style style:name="h3" style:family="paragraph" style:parent-style-name="none">
      <style:paragraph-properties fo:padding-top="7pt" fo:border-bottom="0.5pt solid #ffffff" fo:border-top="0.5pt solid #ffffff" fo:border-left="0.5pt solid #ffffff" fo:border-right="0.5pt solid #ffffff"/>
      <style:text-properties fo:font-weight="700" fo:font-size="14pt"/>
    </style:style>
    <style:style style:name="h4" style:family="paragraph" style:parent-style-name="none">
      <style:paragraph-properties fo:padding-top="6pt" fo:border-bottom="0.5pt solid #ffffff" fo:border-top="0.5pt solid #ffffff" fo:border-left="0.5pt solid #ffffff" fo:border-right="0.5pt solid #ffffff"/>
      <style:text-properties fo:font-weight="700" fo:font-size="12pt"/>
    </style:style>
    <style:style style:name="h5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10pt"/>
    </style:style>
    <style:style style:name="h6" style:family="paragraph" style:parent-style-name="none">
      <style:paragraph-properties fo:padding-top="5.5pt" fo:border-bottom="0.5pt solid #ffffff" fo:border-top="0.5pt solid #ffffff" fo:border-left="0.5pt solid #ffffff" fo:border-right="0.5pt solid #ffffff"/>
      <style:text-properties fo:font-weight="700" fo:font-size="8pt"/>
    </style:style>
    <style:style style:name="p" style:family="paragraph" style:parent-style-name="none">
      <style:paragraph-properties fo:margin-top="6pt" fo:margin-bottom="6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00" style:text-line-through-style="none" style:text-underline-style="none"/>
    </style:style>
    <style:style style:name="Visited_20_Internet_20_Link" style:display-name="Visited Internet Link" style:family="text">
      <style:text-properties fo:color="#000000" style:text-line-through-style="none" style:text-underline-style="none"/>
    </style:style>
    <style:style style:name="block_5f_p" style:display-name="block_p" style:family="paragraph">
      <style:paragraph-properties fo:margin-left="0.1665in" fo:margin-right="0in" fo:line-height="0.2in" fo:text-align="start" style:justify-single-word="false" fo:orphans="2" fo:text-indent="-0.1665in" style:auto-text-indent="false" style:page-number="auto" fo:background-color="transparent" fo:padding-left="0in" fo:padding-right="0in" fo:padding-top="0.0138in" fo:padding-bottom="0.028in" fo:border="none" fo:keep-with-next="always"/>
      <style:text-properties text:display="none"/>
    </style:style>
    <style:style style:name="Header" style:family="paragraph" style:parent-style-name="headerFontStyleName" style:next-style-name="Text_20_body" style:class="text">
      <style:paragraph-properties fo:margin-top="0.0005in" fo:margin-bottom="0.0835in" fo:padding-bottom="0.0499in" fo:keep-with-next="always" fo:border-bottom="1pt solid #000000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  <style:text-properties fo:font-weight="regular" fo:font-size="12"/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598425in" style:type="center"/>
          <style:tab-stop style:position="5.1968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Frame_20_contents" style:display-name="Frame contents" style:family="paragraph" style:parent-style-name="headerFontStyleName" style:class="extra">
      <style:text-properties style:font-name="Times New Roman" fo:font-weight="regular" fo:font-size="12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pt" svg:y="0pt" fo:margin-left="0pt" fo:margin-right="0pt" fo:margin-bottom="0pt" fo:margin-top="0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NoteCrossHYPHENReferenceParagraph" text:citation-style-name="NoteCrossHYPHENReferenceParagraph..footnote-call" text:citation-body-style-name="NoteCrossHYPHENReferenceParagraph..footnote-call" style:num-format="1" text:start-value="0" text:footnotes-position="page" text:start-numbering-at="document"/>
    <text:notes-configuration text:note-class="NoteTargetReference" text:citation-style-name="NoteTargetReference..footnote-call" text:citation-body-style-name="NoteTargetReference..footnote-cal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HeaderFooter0" style:family="text">
      <style:text-properties content=""/>
    </style:style>
    <style:style style:name="PageHeaderFooter1" style:family="text">
      <style:text-properties content=""/>
    </style:style>
    <style:style style:name="PageHeaderFooter2" style:family="text">
      <style:text-properties content="" fo:font-weight="700"/>
    </style:style>
    <style:style style:name="PageHeaderFooter3" style:family="text">
      <style:text-properties content=""/>
    </style:style>
    <style:style style:name="PageHeaderFooter4" style:family="text">
      <style:text-properties content="|counter(page)|"/>
    </style:style>
    <style:style style:name="PageHeaderFooter5" style:family="text">
      <style:text-properties content=""/>
    </style:style>
    <style:style style:name="PageHeaderFooter12" style:family="text">
      <style:text-properties content="string(booknamefirst) string(chapterfirst)" fo:font-weight="700"/>
    </style:style>
    <style:style style:name="PageHeaderFooter13" style:family="text">
      <style:text-properties content="|counter(page)|"/>
    </style:style>
    <style:style style:name="PageHeaderFooter14" style:family="text">
      <style:text-properties content=""/>
    </style:style>
    <style:style style:name="PageHeaderFooter15" style:family="text">
      <style:text-properties content=""/>
    </style:style>
    <style:style style:name="PageHeaderFooter16" style:family="text">
      <style:text-properties content=""/>
    </style:style>
    <style:style style:name="PageHeaderFooter17" style:family="text">
      <style:text-properties content=""/>
    </style:style>
    <style:style style:name="PageHeaderFooter18" style:family="text">
      <style:text-properties content=""/>
    </style:style>
    <style:style style:name="PageHeaderFooter19" style:family="text">
      <style:text-properties content="|counter(page)|"/>
    </style:style>
    <style:style style:name="PageHeaderFooter20" style:family="text">
      <style:text-properties content="string(booknamelast) string(chapterlast)" fo:font-weight="700"/>
    </style:style>
    <style:style style:name="PageHeaderFooter21" style:family="text">
      <style:text-properties content=""/>
    </style:style>
    <style:style style:name="PageHeaderFooter22" style:family="text">
      <style:text-properties content=""/>
    </style:style>
    <style:style style:name="PageHeaderFooter23" style:family="text">
      <style:text-properties content=""/>
    </style:style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style:font-name-complex="Times New Roman"/>
    </style:style>
    <style:style style:name="Mfr1" style:family="graphic" style:parent-style-name="Frame">
      <style:graphic-properties style:vertical-pos="from-top" style:vertical-rel="page" style:horizontal-pos="right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style style:name="Mfr3" style:family="graphic" style:parent-style-name="Frame">
      <style:graphic-properties style:vertical-pos="from-top" style:vertical-rel="page" style:horizontal-pos="center" style:horizontal-rel="paragraph" fo:background-color="transparent" style:background-transparency="100%" fo:padding="0in" fo:border="none" style:shadow="none" style:flow-with-text="false">
        <style:background-image/>
        <style:columns fo:column-count="1" fo:column-gap="0in"/>
      </style:graphic-properties>
    </style:style>
    <style:page-layout style:name="pm1" style:page-usage="mirrored">
      <style:page-layout-properties fo:margin-top="32.59842pt" fo:margin-right="42.51968pt" fo:margin-bottom="32.59842pt" fo:margin-left="42.51968pt" fo:page-width="459.2126pt" fo:page-height="649.1339pt"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/>
    </style:page-layout>
    <style:page-layout style:name="pm2" style:page-usage="mirrored">
      <style:page-layout-properties fo:margin-top="32.59842pt" fo:margin-right="42.51968pt" fo:margin-bottom="32.59842pt" fo:margin-left="42.51968pt" fo:page-width="459.2126pt" fo:page-height="649.1339pt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3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svg:height="14.21pt" fo:margin-left="0pt" fo:margin-right="0pt" style:dynamic-spacing="false"/>
      </style:footer-style>
    </style:page-layout>
    <style:page-layout style:name="pm6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/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4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5" style:page-usage="mirrored">
      <style:page-layout-properties fo:margin-top="32.59842pt" fo:margin-right="42.51968pt" fo:margin-bottom="32.59842pt" fo:margin-left="42.51968pt" fo:page-width="459.2126pt" fo:page-height="649.1339pt">
        <style:background-image/>
        <style:footnote-sep style:width="0.0071in" style:line-style="solid" style:distance-before-sep="4pt" style:distance-after-sep="4pt" style:color="#000000" style:adjustment="centre" style:rel-width="100%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0.0pt" fo:min-height="0.0pt" fo:margin-left="0pt" fo:margin-right="0pt" style:dynamic-spacing="false"/>
      </style:footer-style>
    </style:page-layout>
    <style:page-layout style:name="pm12">
      <style:page-layout-properties fo:margin-top="32.59842pt" fo:margin-right="42.51968pt" fo:margin-bottom="32.59842pt" fo:margin-left="42.51968pt" fo:page-width="459.2126pt" fo:page-height="649.1339pt"/>
    </style:page-layout>
    <style:page-layout style:name="pm13">
      <style:page-layout-properties fo:margin-top="32.59842pt" fo:margin-right="42.51968pt" fo:margin-bottom="32.59842pt" fo:margin-left="42.51968pt" fo:page-width="459.2126pt" fo:page-height="649.1339pt"/>
    </style:page-layout>
  </office:automatic-styles>
  <office:master-styles>
    <style:master-page style:name="Standard" style:page-layout-name="pm1"/>
    <style:master-page style:name="Cover_20_Page" style:display-name="Cover Page" style:next-style-name="First_20_Page" style:page-layout-name="pm1"/>
    <style:master-page style:name="Dummy_20_Page" style:display-name="Dummy Page" style:next-style-name="First_20_Page" style:page-layout-name="pm12"/>
    <style:master-page style:name="Title_20_Page" style:display-name="Title Page" style:next-style-name="First_20_Page" style:page-layout-name="pm6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CopyRight Page" style:next-style-name="TOC_20_Page" style:page-layout-name="pm2">
      <style:footer>
        <text:p text:style-name="Footer"><text:tab/><text:page-number style:num-format="i" text:select-page="current">xv</text:page-number></text:p>
      </style:footer>
    </style:master-page>
    <style:master-page style:name="CopyRight_20_Page" style:display-name="TableofContents Page" style:next-style-name="First_20_Page" style:page-layout-name="pm7">
      <style:footer>
        <text:p text:style-name="Footer"><text:tab/><text:page-number style:num-format="i" text:select-page="current">xv</text:page-number></text:p>
      </style:footer>
    </style:master-page>
    <style:master-page style:name="Dummy1_20_Page" style:display-name="Dummy1 Page" style:next-style-name="First_20_Page" style:page-layout-name="pm13"/>
    <style:master-page style:name="First_20_Page" style:display-name="First Page" style:next-style-name="Left_20_Page" style:page-layout-name="pm3">
      <style:footer>
        <text:p text:style-name="Footer"><text:tab/><text:page-number text:select-page="current">4</text:page-number></text:p>
      </style:footer>
    </style:master-page>
    <style:master-page style:name="Left_20_Page" style:display-name="Left Page" style:page-layout-name="pm4" style:next-style-name="Right_20_Page">
      <style:header>
        <text:p text:style-name="Header"><text:span text:style-name="MT1"><text:variable-get text:name="Left_Guideword_L" office:value-type="string"/></text:span><text:tab/><text:page-number text:select-page="current">4</text:page-number></text:p>
      </style:header>
    </style:master-page>
    <style:master-page style:name="Right_20_Page" style:display-name="Right Page" style:page-layout-name="pm5" style:next-style-name="Left_20_Page">
      <style:header>
        <text:p text:style-name="Header"><text:tab/><text:page-number text:select-page="current">4</text:page-number><text:tab/><text:span text:style-name="MT1"><text:variable-get text:name="Left_Guideword_L" office:value-type="string"/></text:span></text:p>
      </style:header>
      <style:footer>
        <text:p text:style-name="Footer"><draw:frame draw:style-name="Mfr1" draw:name="Frame1" text:anchor-type="paragraph" svg:y="31.84842pt" fo:min-width="135pt" draw:z-index="1"><draw:text-box fo:min-height="14.14pt"><text:p text:style-name="MP1"><text:span text:style-name="MT1"><text:variable-get text:name="Right_Guideword_R" office:value-type="string"/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meta:initial-creator>Trihus</meta:initial-creator>
    <meta:creation-date>2012-11-13T08:53:43</meta:creation-date>
    <dc:creator>Trihus</dc:creator>
    <dc:date>2012-11-13T08:53:43</dc:date>
    <dc:description/>
    <dc:subject/>
    <dc:title/>
    <meta:editing-cycles>1</meta:editing-cycles>
    <meta:editing-duration>PT2M27S</meta:editing-duration>
    <meta:user-defined meta:name="Author"/>
    <meta:user-defined meta:name="Publisher"/>
    <meta:user-defined meta:name="Copyright Holder"/>
    <meta:user-defined meta:name="Assembly-Version">LibreOfficeConvert 1.3.2.2752</meta:user-defined>
    <meta:user-defined meta:name="Created-By">ReSharper 7.0.1098.2760</meta:user-defined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Genesis 1"
Const AutoMacro = "True"
Const OutputFormat = "odt"
Const FilePath = "C:\Users\Trihus\git\pathway\pathway\Test\PsExport\TestFiles\Output\T9\PreservePartFile1"
Const IsPreview = "False"
Const RunMacroFirstTime = "True"
Const IsCoverImageInserted = "false"
'Changed On Nov-09-2012 for TD-3274(Remove unused macros)

Dim CanSave as Boolean

'This procedure set the dialgue to correct Update References 
Sub StartDontForget
On Error GoTo MyError:
	TurnOffNonPrintingCharacters() 
	
	AlingOverlappingImages()

	UpdateTOC()
	

	'SetImageToCoverPage()
	If IsCoverImageInserted = "true" And Right(Trim(ThisComponent.Title),4) = ".odm" Then
		SetImageToCoverPage()
	End If
	
	If CanSave Then
		oDoc = ThisComponent 
		oDoc.store() 
	End If
	
	If Lcase(OutputFormat) &lt;&gt; "odt" And Len(Trim(OutputFormat)) &gt; 0 Then
		ExportToDOC_PDF
	End IF
	
	Exit Sub
MyError:
End Sub


'Update the Table of Content
Sub UpdateTOC
On Error GoTo MyError:
   oDoc = ThisComponent
   oDoc.refresh() 
   oIndexes = oDoc.getDocumentIndexes() 
   oIndex = oIndexes.getByName("Table of Contents1") 
   oIndex.update() 
Exit Sub
MyError:

End Sub


'This procedure align Cover page Image
Sub SetImageToCoverPage
	if ThisComponent.getDrawPage().GetCount &gt; 0 Then
		oGraphic  = ThisComponent.getDrawPage().getByIndex(0)
		oGraphic.AnchorType = com.sun.star.text.TextContentAnchorType.AT_PAGE
	End If
End Sub

'This procedure turn off non-printing characters
Sub TurnOffNonPrintingCharacters
	dim document   as object
	dim dispatcher as object
	
	document   = ThisComponent.CurrentController.Frame
	dispatcher = createUnoService("com.sun.star.frame.DispatchHelper")
	
	dim args1(0) as new com.sun.star.beans.PropertyValue
	args1(0).Name = "ControlCodes"
	args1(0).Value = false
	
	dispatcher.executeDispatch(document, ".uno:ControlCodes", "", 0, args1())
end sub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	
				CanSave = True
			End If
		End If
  Next    
End Sub

'This procedure exports Odt file into Word/PDF based on the OutputFormat in given FilePath
Sub ExportToDOC_PDF
'stardesktop.terminate 
On Error GoTo MyError: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If Lcase(IsPreview) = "false" Then
		oSvc = createUnoService("com.sun.star.system.SystemShellExecute") 
		oSvc.execute(FilePathWithName, "", 0) 
	End If

	'msgbox("dispose")
	oDoc.dispose()
	'msgbox("disposeEnd")
	'wait 5000 
Exit Sub
MyError:
'	msgbox "Same file has been opened already" , 0 + 64,  "File Error"	
End Sub
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

</file>